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0dc37"/>
    </style:style>
    <style:style style:name="T1" style:family="text">
      <style:text-properties officeooo:rsid="0010dc37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trong_20_Emphasis"><text:span text:style-name="T1">Machine Learning</text:span></text:span></text:p>
      <text:p text:style-name="P1"><text:span text:style-name="Strong_20_Emphasis"/></text:p>
      <text:p text:style-name="P1"><text:span text:style-name="Strong_20_Emphasis"><text:span text:style-name="T1">1. </text:span></text:span><text:span text:style-name="Strong_20_Emphasis">Rekognition Overview:What it is:</text:span> A cloud-based service that uses deep learning to analyze images and videos.</text:p>
      <text:list text:style-name="L1">
        <text:list-item>
          <text:p text:style-name="P2"><text:span text:style-name="Strong_20_Emphasis">What it does:</text:span> Identifies objects, people, scenes, text, and activities in visual content. You can use it for tasks like facial analysis, content moderation, image/video labeling, and object detection.</text:p>
          <text:p text:style-name="P2"/>
        </text:list-item>
      </text:list>
      <text:p text:style-name="P1"><text:span text:style-name="Strong_20_Emphasis">2. Transcribe Overview:</text:span></text:p>
      <text:list text:style-name="L2">
        <text:list-item>
          <text:p text:style-name="P3"><text:span text:style-name="Strong_20_Emphasis">What it is:</text:span> A service that automatically transcribes speech to text.</text:p>
        </text:list-item>
        <text:list-item>
          <text:p text:style-name="P3"><text:span text:style-name="Strong_20_Emphasis">What it does:</text:span> Converts audio from interviews, meetings, lectures, or videos into accurate and searchable text transcripts. Supports multiple languages and speaker identification.</text:p>
          <text:p text:style-name="P3"/>
        </text:list-item>
      </text:list>
      <text:p text:style-name="P1"><text:span text:style-name="Strong_20_Emphasis">3. Polly Overview:</text:span></text:p>
      <text:list text:style-name="L3">
        <text:list-item>
          <text:p text:style-name="P4"><text:span text:style-name="Strong_20_Emphasis">What it is:</text:span> A service that turns text into lifelike speech.</text:p>
        </text:list-item>
        <text:list-item>
          <text:p text:style-name="P4"><text:span text:style-name="Strong_20_Emphasis">What it does:</text:span> Converts written text into speech audio in various languages and voices. Useful for building talking applications, generating audio descriptions for images, or creating voiceovers.</text:p>
          <text:p text:style-name="P4"/>
        </text:list-item>
      </text:list>
      <text:p text:style-name="P1"><text:span text:style-name="Strong_20_Emphasis">4. Translate Overview:</text:span></text:p>
      <text:list text:style-name="L4">
        <text:list-item>
          <text:p text:style-name="P5"><text:span text:style-name="Strong_20_Emphasis">What it is:</text:span> A service that translates text between languages.</text:p>
        </text:list-item>
        <text:list-item>
          <text:p text:style-name="P5"><text:span text:style-name="Strong_20_Emphasis">What it does:</text:span> Provides machine translation for various languages, with features like translating entire websites or documents at once. Offers both statistical and neural machine translation options.</text:p>
          <text:p text:style-name="P5"/>
        </text:list-item>
      </text:list>
      <text:p text:style-name="P1"><text:span text:style-name="Strong_20_Emphasis">5. Lex + Connect Overview:</text:span></text:p>
      <text:list text:style-name="L5">
        <text:list-item>
          <text:p text:style-name="P6"><text:span text:style-name="Strong_20_Emphasis">What it is:</text:span> A combination of two services for building conversational interfaces.</text:p>
        </text:list-item>
        <text:list-item>
          <text:p text:style-name="P6"><text:span text:style-name="Strong_20_Emphasis">What it does:</text:span> Lex is a chatbot service that allows you to build chatbots using natural language understanding (NLU). Connect is a contact center service that integrates with Lex to create chatbots or virtual agents for customer interaction.</text:p>
          <text:p text:style-name="P6"/>
        </text:list-item>
      </text:list>
      <text:p text:style-name="P1"><text:span text:style-name="Strong_20_Emphasis">6. Comprehend Overview:</text:span></text:p>
      <text:list text:style-name="L6">
        <text:list-item>
          <text:p text:style-name="P7"><text:span text:style-name="Strong_20_Emphasis">What it is:</text:span> A natural language processing (NLP) service that extracts insights from text data.</text:p>
        </text:list-item>
        <text:list-item>
          <text:p text:style-name="P7"><text:span text:style-name="Strong_20_Emphasis">What it does:</text:span> Analyzes text for sentiment analysis, entity recognition (identifying people, places, organizations), topic modeling (finding key themes), and syntax analysis.</text:p>
          <text:p text:style-name="P7"/>
        </text:list-item>
      </text:list>
      <text:p text:style-name="P1"><text:span text:style-name="Strong_20_Emphasis">7. Comprehend Medical Overview:</text:span></text:p>
      <text:list text:style-name="L7">
        <text:list-item>
          <text:p text:style-name="P8"><text:span text:style-name="Strong_20_Emphasis">What it is:</text:span> A specialized version of Comprehend tailored for medical text data.</text:p>
        </text:list-item>
        <text:list-item>
          <text:p text:style-name="P8"><text:span text:style-name="Strong_20_Emphasis">What it does:</text:span> Focuses on analyzing medical documents like clinical notes, discharge summaries, and prescriptions. Helps identify medical entities, protected health information (PHI), and relationships between entities.</text:p>
          <text:p text:style-name="P8"/>
        </text:list-item>
      </text:list>
      <text:p text:style-name="P1"><text:span text:style-name="Strong_20_Emphasis">8. SageMaker Overview:</text:span></text:p>
      <text:list text:style-name="L8">
        <text:list-item>
          <text:p text:style-name="P9"><text:span text:style-name="Strong_20_Emphasis">What it is:</text:span> A platform for building, training, and deploying machine learning models.</text:p>
        </text:list-item>
        <text:list-item>
          <text:p text:style-name="P9"><text:span text:style-name="Strong_20_Emphasis">What it does:</text:span> Provides a managed environment for the entire machine learning lifecycle, from data preparation and model training to deployment and monitoring. Supports various machine learning algorithms and frameworks.</text:p>
          <text:p text:style-name="P9"/>
        </text:list-item>
      </text:list>
      <text:p text:style-name="P1"><text:span text:style-name="Strong_20_Emphasis">9. Forecast Overview:</text:span></text:p>
      <text:list text:style-name="L9">
        <text:list-item>
          <text:p text:style-name="P10"><text:span text:style-name="Strong_20_Emphasis">What it is:</text:span> A service for time-series forecasting.</text:p>
        </text:list-item>
        <text:list-item>
          <text:p text:style-name="P10"><text:span text:style-name="Strong_20_Emphasis">What it does:</text:span> Helps you predict future trends based on historical data. Can be used for tasks like sales forecasting, resource planning, and demand forecasting.</text:p>
          <text:p text:style-name="P10"/>
        </text:list-item>
      </text:list>
      <text:p text:style-name="P1"><text:soft-page-break/><text:span text:style-name="Strong_20_Emphasis">10. Kendra Overview:</text:span></text:p>
      <text:list text:style-name="L10">
        <text:list-item>
          <text:p text:style-name="P11"><text:span text:style-name="Strong_20_Emphasis">What it is:</text:span> A service for intelligent document search.</text:p>
        </text:list-item>
        <text:list-item>
          <text:p text:style-name="P11"><text:span text:style-name="Strong_20_Emphasis">What it does:</text:span> Provides a central search experience across various data sources like documents stored in S3, SharePoint, or databases. Helps users find relevant information through natural language search queries.</text:p>
          <text:p text:style-name="P11"/>
        </text:list-item>
      </text:list>
      <text:p text:style-name="P1"><text:span text:style-name="Strong_20_Emphasis">11. Personalize Overview:</text:span></text:p>
      <text:list text:style-name="L11">
        <text:list-item>
          <text:p text:style-name="P12"><text:span text:style-name="Strong_20_Emphasis">What it is:</text:span> A service for personalizing customer experiences.</text:p>
        </text:list-item>
        <text:list-item>
          <text:p text:style-name="P12"><text:span text:style-name="Strong_20_Emphasis">What it does:</text:span> Uses machine learning to recommend products, content, or offers to individual users based on their past behavior and preferences. Can be integrated with websites, mobile apps, and recommendation engines.</text:p>
          <text:p text:style-name="P12"/>
        </text:list-item>
      </text:list>
      <text:p text:style-name="P1"><text:span text:style-name="Strong_20_Emphasis">12. Textract Overview:</text:span></text:p>
      <text:list text:style-name="L12">
        <text:list-item>
          <text:p text:style-name="P13"><text:span text:style-name="Strong_20_Emphasis">What it is:</text:span> A service that automatically extracts text from documents.</text:p>
        </text:list-item>
        <text:list-item>
          <text:p text:style-name="P13"><text:span text:style-name="Strong_20_Emphasis">What it does:</text:span> Analyzes scanned documents, forms, and receipts to extract key information like tables, forms data, and text. Useful for automating data entry tasks and document processing workflow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17in" fo:margin-bottom="0.2138in" fo:margin-left="0.4791in" fo:margin-right="0.413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6:10:55.405538546</meta:creation-date>
    <dc:date>2024-03-11T06:21:43.789498040</dc:date>
    <meta:editing-duration>PT10M48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47" meta:word-count="550" meta:character-count="3582" meta:non-whitespace-character-count="3102"/>
  </office:meta>
</office:document-meta>
</file>